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10000006CF7F7B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loext:text-changes-only="false"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3" style:family="table-row">
      <style:table-row-properties loext:text-changes-only="false" fo:keep-together="always"/>
    </style:style>
    <style:style style:name="Table4.A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4" style:family="table-row">
      <style:table-row-properties loext:text-changes-only="false" fo:keep-together="always"/>
    </style:style>
    <style:style style:name="Table4.A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5" style:family="table-row">
      <style:table-row-properties loext:text-changes-only="false" fo:keep-together="always"/>
    </style:style>
    <style:style style:name="Table4.A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3_5f_1" style:display-name="Table3_1" style:family="table">
      <style:table-properties style:width="9.4271in" fo:margin-left="0in" table:align="left" style:writing-mode="lr-tb"/>
    </style:style>
    <style:style style:name="Table3_5f_1.A" style:display-name="Table3_1.A" style:family="table-column">
      <style:table-column-properties style:column-width="0.5625in"/>
    </style:style>
    <style:style style:name="Table3_5f_1.I" style:display-name="Table3_1.I" style:family="table-column">
      <style:table-column-properties style:column-width="4.9271in"/>
    </style:style>
    <style:style style:name="Table3_5f_1.1" style:display-name="Table3_1.1" style:family="table-row">
      <style:table-row-properties style:min-row-height="0.3125in" fo:keep-together="always"/>
    </style:style>
    <style:style style:name="Table3_5f_1.A1" style:display-name="Table3_1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3_5f_1.I1" style:display-name="Table3_1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3_5f_1.A2" style:display-name="Table3_1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3_5f_1.3" style:display-name="Table3_1.3" style:family="table-row">
      <style:table-row-properties fo:keep-together="always"/>
    </style:style>
    <style:style style:name="Table3_5f_1.A3" style:display-name="Table3_1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B3" style:display-name="Table3_1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C3" style:display-name="Table3_1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D3" style:display-name="Table3_1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E3" style:display-name="Table3_1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F3" style:display-name="Table3_1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G3" style:display-name="Table3_1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H3" style:display-name="Table3_1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I3" style:display-name="Table3_1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93b5d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  <style:text-properties officeooo:paragraph-rsid="008a27ff"/>
    </style:style>
    <style:style style:name="P17" style:family="paragraph" style:parent-style-name="Table_20_Contents">
      <style:paragraph-properties fo:text-align="center" style:justify-single-word="false"/>
      <style:text-properties officeooo:paragraph-rsid="0093b5d5"/>
    </style:style>
    <style:style style:name="P18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9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0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1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2" style:family="paragraph" style:parent-style-name="Table_20_Contents">
      <style:text-properties officeooo:rsid="003dc3a6" officeooo:paragraph-rsid="003dc3a6"/>
    </style:style>
    <style:style style:name="P23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4" style:family="paragraph" style:parent-style-name="Table_20_Contents">
      <style:text-properties officeooo:rsid="003e6aee" officeooo:paragraph-rsid="003e6aee"/>
    </style:style>
    <style:style style:name="P25" style:family="paragraph" style:parent-style-name="Table_20_Contents">
      <style:text-properties officeooo:rsid="003ead6c" officeooo:paragraph-rsid="003ead6c"/>
    </style:style>
    <style:style style:name="P26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7" style:family="paragraph" style:parent-style-name="Table_20_Contents">
      <style:paragraph-properties fo:text-align="center" style:justify-single-word="false"/>
      <style:text-properties officeooo:rsid="003ead6c" officeooo:paragraph-rsid="0093b5d5"/>
    </style:style>
    <style:style style:name="P28" style:family="paragraph" style:parent-style-name="Table_20_Contents">
      <style:text-properties officeooo:rsid="00403451" officeooo:paragraph-rsid="00403451"/>
    </style:style>
    <style:style style:name="P29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30" style:family="paragraph" style:parent-style-name="Table_20_Contents">
      <style:text-properties officeooo:rsid="0050621a" officeooo:paragraph-rsid="0050621a"/>
    </style:style>
    <style:style style:name="P31" style:family="paragraph" style:parent-style-name="Table_20_Contents">
      <style:text-properties officeooo:rsid="005b62eb" officeooo:paragraph-rsid="005b62eb"/>
    </style:style>
    <style:style style:name="P32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4" style:family="paragraph" style:parent-style-name="Standard">
      <style:text-properties officeooo:paragraph-rsid="001c2594"/>
    </style:style>
    <style:style style:name="P35" style:family="paragraph" style:parent-style-name="Standard">
      <style:text-properties officeooo:rsid="002453de" officeooo:paragraph-rsid="002453de"/>
    </style:style>
    <style:style style:name="P36" style:family="paragraph" style:parent-style-name="Standard">
      <style:text-properties officeooo:rsid="002a022a" officeooo:paragraph-rsid="002a022a"/>
    </style:style>
    <style:style style:name="P37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8" style:family="paragraph" style:parent-style-name="Standard">
      <style:text-properties officeooo:rsid="004a2a44" officeooo:paragraph-rsid="004a2a44"/>
    </style:style>
    <style:style style:name="P39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40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41" style:family="paragraph" style:parent-style-name="Standard">
      <style:text-properties officeooo:rsid="004e990d" officeooo:paragraph-rsid="004e990d"/>
    </style:style>
    <style:style style:name="P42" style:family="paragraph" style:parent-style-name="Standard">
      <style:text-properties officeooo:rsid="004e990d" officeooo:paragraph-rsid="005910da"/>
    </style:style>
    <style:style style:name="P43" style:family="paragraph" style:parent-style-name="Standard">
      <style:text-properties officeooo:rsid="004e990d" officeooo:paragraph-rsid="00534907"/>
    </style:style>
    <style:style style:name="P44" style:family="paragraph" style:parent-style-name="Standard">
      <style:text-properties officeooo:rsid="004e990d" officeooo:paragraph-rsid="00828c2a"/>
    </style:style>
    <style:style style:name="P45" style:family="paragraph" style:parent-style-name="Standard">
      <style:text-properties officeooo:rsid="004e990d" officeooo:paragraph-rsid="00863bc3"/>
    </style:style>
    <style:style style:name="P4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8" style:family="paragraph" style:parent-style-name="Footnote">
      <style:text-properties officeooo:rsid="005622db" officeooo:paragraph-rsid="0057d992"/>
    </style:style>
    <style:style style:name="P49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50" style:family="paragraph" style:parent-style-name="Table_20_Contents">
      <style:paragraph-properties fo:text-align="center" style:justify-single-word="false"/>
      <style:text-properties officeooo:rsid="00742b0c" officeooo:paragraph-rsid="00742b0c"/>
    </style:style>
    <style:style style:name="P51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52" style:family="paragraph" style:parent-style-name="Standard">
      <style:text-properties officeooo:rsid="0075edd0" officeooo:paragraph-rsid="0075edd0"/>
    </style:style>
    <style:style style:name="P53" style:family="paragraph" style:parent-style-name="Standard">
      <style:text-properties officeooo:rsid="007716ad" officeooo:paragraph-rsid="007716ad"/>
    </style:style>
    <style:style style:name="P54" style:family="paragraph" style:parent-style-name="Table_20_Contents">
      <style:paragraph-properties fo:text-align="center" style:justify-single-word="false"/>
      <style:text-properties officeooo:rsid="007716ad" officeooo:paragraph-rsid="007716ad"/>
    </style:style>
    <style:style style:name="P55" style:family="paragraph" style:parent-style-name="Standard">
      <style:text-properties officeooo:rsid="007716ad" officeooo:paragraph-rsid="008c5105"/>
    </style:style>
    <style:style style:name="P56" style:family="paragraph" style:parent-style-name="Standard">
      <style:paragraph-properties fo:text-align="center" style:justify-single-word="false"/>
      <style:text-properties officeooo:rsid="007bf8c3" officeooo:paragraph-rsid="007bf8c3"/>
    </style:style>
    <style:style style:name="P57" style:family="paragraph" style:parent-style-name="Standard">
      <style:paragraph-properties fo:text-align="center" style:justify-single-word="false"/>
      <style:text-properties officeooo:rsid="007c1614" officeooo:paragraph-rsid="007c1614"/>
    </style:style>
    <style:style style:name="P58" style:family="paragraph" style:parent-style-name="Standard">
      <style:text-properties officeooo:rsid="00809d7d" officeooo:paragraph-rsid="00809d7d"/>
    </style:style>
    <style:style style:name="P59" style:family="paragraph" style:parent-style-name="Table_20_Contents">
      <style:paragraph-properties fo:text-align="center" style:justify-single-word="false"/>
      <style:text-properties officeooo:rsid="008a27ff" officeooo:paragraph-rsid="008a27ff"/>
    </style:style>
    <style:style style:name="P60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61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62" style:family="paragraph" style:parent-style-name="Standard">
      <style:text-properties officeooo:rsid="009135bb" officeooo:paragraph-rsid="009135bb"/>
    </style:style>
    <style:style style:name="P63" style:family="paragraph" style:parent-style-name="Standard">
      <style:text-properties officeooo:paragraph-rsid="0093b5d5"/>
    </style:style>
    <style:style style:name="P64" style:family="paragraph" style:parent-style-name="Table_20_Contents">
      <style:paragraph-properties fo:text-align="center" style:justify-single-word="false"/>
      <style:text-properties officeooo:rsid="008fbfbc" officeooo:paragraph-rsid="0093b5d5"/>
    </style:style>
    <style:style style:name="P65" style:family="paragraph" style:parent-style-name="Table_20_Contents">
      <style:text-properties officeooo:rsid="008fbfbc" officeooo:paragraph-rsid="0093b5d5"/>
    </style:style>
    <style:style style:name="P66" style:family="paragraph" style:parent-style-name="Footnote">
      <style:text-properties officeooo:rsid="005622db" officeooo:paragraph-rsid="0057d992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 style:master-page-name="First_20_Page">
      <style:paragraph-properties style:page-number="auto"/>
    </style:style>
    <style:style style:name="P69" style:family="paragraph" style:parent-style-name="Heading_20_1">
      <style:text-properties officeooo:rsid="002a022a" officeooo:paragraph-rsid="002a022a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 style:list-style-name="">
      <style:paragraph-properties fo:orphans="2" fo:widows="2"/>
    </style:style>
    <style:style style:name="P72" style:family="paragraph" style:parent-style-name="Heading_20_2" style:master-page-name="Standard">
      <style:paragraph-properties style:page-number="auto" fo:break-before="page"/>
      <style:text-properties officeooo:paragraph-rsid="0093b5d5"/>
    </style:style>
    <style:style style:name="P73" style:family="paragraph" style:parent-style-name="Standard" style:list-style-name="L1"/>
    <style:style style:name="P74" style:family="paragraph" style:parent-style-name="Standard" style:list-style-name="L1">
      <style:text-properties officeooo:paragraph-rsid="00786d3c"/>
    </style:style>
    <style:style style:name="P75" style:family="paragraph" style:parent-style-name="Standard" style:list-style-name="L1">
      <style:text-properties style:font-name="Times New Roman" officeooo:rsid="0061da82" officeooo:paragraph-rsid="00524856"/>
    </style:style>
    <style:style style:name="P76" style:family="paragraph" style:parent-style-name="Standard" style:list-style-name="L1">
      <style:text-properties style:font-name="Times New Roman"/>
    </style:style>
    <style:style style:name="P77" style:family="paragraph" style:parent-style-name="Standard" style:list-style-name="L2">
      <style:text-properties officeooo:rsid="00809d7d" officeooo:paragraph-rsid="00809d7d"/>
    </style:style>
    <style:style style:name="P78" style:family="paragraph" style:parent-style-name="Standard">
      <style:text-properties style:use-window-font-color="true" loext:opacity="0%" style:font-name="Times New Roman1" fo:font-size="12pt" fo:language="en" fo:country="US" officeooo:rsid="009135bb" officeooo:paragraph-rsid="0093b5d5" style:font-name-asian="Times New Roman1" style:font-size-asian="12pt" style:font-name-complex="Times New Roman1" style:font-size-complex="12pt" style:language-complex="ar" style:country-complex="SA"/>
    </style:style>
    <style:style style:name="P79" style:family="paragraph" style:parent-style-name="Standard" style:master-page-name="StdPortrait">
      <style:paragraph-properties style:page-number="auto"/>
      <style:text-properties officeooo:rsid="009135bb" officeooo:paragraph-rsid="009135bb"/>
    </style:style>
    <style:style style:name="P80" style:family="paragraph" style:parent-style-name="Standard" style:list-style-name="L1">
      <style:text-properties officeooo:rsid="008fbfbc" officeooo:paragraph-rsid="00954a4f"/>
    </style:style>
    <style:style style:name="P81" style:family="paragraph" style:parent-style-name="Standard">
      <style:text-properties officeooo:rsid="004e990d" officeooo:paragraph-rsid="005910da"/>
    </style:style>
    <style:style style:name="P82" style:family="paragraph" style:parent-style-name="Standard">
      <style:text-properties officeooo:rsid="004e990d" officeooo:paragraph-rsid="00828c2a"/>
    </style:style>
    <style:style style:name="P83" style:family="paragraph" style:parent-style-name="Standard">
      <style:text-properties officeooo:rsid="004e990d" officeooo:paragraph-rsid="004e990d"/>
    </style:style>
    <style:style style:name="P84" style:family="paragraph" style:parent-style-name="Standard">
      <style:text-properties officeooo:rsid="004e990d" officeooo:paragraph-rsid="00863bc3"/>
    </style:style>
    <style:style style:name="P85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86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87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88" style:family="paragraph">
      <style:paragraph-properties style:writing-mode="lr-tb"/>
      <style:text-properties style:font-name="Liberation Sans" fo:font-size="1pt"/>
    </style:style>
    <style:style style:name="P89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7bf8c3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officeooo:rsid="003a0848"/>
    </style:style>
    <style:style style:name="T8" style:family="text">
      <style:text-properties officeooo:rsid="003e6aee"/>
    </style:style>
    <style:style style:name="T9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0" style:family="text">
      <style:text-properties officeooo:rsid="002c7ff0"/>
    </style:style>
    <style:style style:name="T11" style:family="text">
      <style:text-properties officeooo:rsid="00218c75"/>
    </style:style>
    <style:style style:name="T12" style:family="text">
      <style:text-properties officeooo:rsid="002268db"/>
    </style:style>
    <style:style style:name="T13" style:family="text">
      <style:text-properties officeooo:rsid="002453de"/>
    </style:style>
    <style:style style:name="T14" style:family="text">
      <style:text-properties officeooo:rsid="0025e5ae"/>
    </style:style>
    <style:style style:name="T15" style:family="text">
      <style:text-properties officeooo:rsid="002a022a"/>
    </style:style>
    <style:style style:name="T16" style:family="text">
      <style:text-properties officeooo:rsid="002be2f4"/>
    </style:style>
    <style:style style:name="T17" style:family="text">
      <style:text-properties officeooo:rsid="0031a059"/>
    </style:style>
    <style:style style:name="T18" style:family="text">
      <style:text-properties officeooo:rsid="0034e515"/>
    </style:style>
    <style:style style:name="T19" style:family="text">
      <style:text-properties officeooo:rsid="003971c4"/>
    </style:style>
    <style:style style:name="T20" style:family="text">
      <style:text-properties officeooo:rsid="0061e852"/>
    </style:style>
    <style:style style:name="T21" style:family="text">
      <style:text-properties officeooo:rsid="005b62eb"/>
    </style:style>
    <style:style style:name="T22" style:family="text">
      <style:text-properties officeooo:rsid="004e990d"/>
    </style:style>
    <style:style style:name="T23" style:family="text">
      <style:text-properties officeooo:rsid="0057d992"/>
    </style:style>
    <style:style style:name="T24" style:family="text">
      <style:text-properties officeooo:rsid="005a8e36"/>
    </style:style>
    <style:style style:name="T25" style:family="text">
      <style:text-properties officeooo:rsid="0055e2ab"/>
    </style:style>
    <style:style style:name="T26" style:family="text">
      <style:text-properties officeooo:rsid="004f3845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8abd19"/>
    </style:style>
    <style:style style:name="T29" style:family="text">
      <style:text-properties style:text-position="super 58%" officeooo:rsid="004e990d"/>
    </style:style>
    <style:style style:name="T30" style:family="text">
      <style:text-properties officeooo:rsid="00535da4"/>
    </style:style>
    <style:style style:name="T31" style:family="text">
      <style:text-properties officeooo:rsid="0075edd0"/>
    </style:style>
    <style:style style:name="T32" style:family="text">
      <style:text-properties officeooo:rsid="007716ad"/>
    </style:style>
    <style:style style:name="T33" style:family="text">
      <style:text-properties officeooo:rsid="00786d3c"/>
    </style:style>
    <style:style style:name="T34" style:family="text">
      <style:text-properties officeooo:rsid="007b5265"/>
    </style:style>
    <style:style style:name="T35" style:family="text">
      <style:text-properties officeooo:rsid="007bf8c3"/>
    </style:style>
    <style:style style:name="T36" style:family="text">
      <style:text-properties officeooo:rsid="007c1614"/>
    </style:style>
    <style:style style:name="T37" style:family="text">
      <style:text-properties officeooo:rsid="007d92aa"/>
    </style:style>
    <style:style style:name="T38" style:family="text">
      <style:text-properties officeooo:rsid="00828c2a"/>
    </style:style>
    <style:style style:name="T39" style:family="text">
      <style:text-properties style:text-position="sub 58%" officeooo:rsid="00828c2a"/>
    </style:style>
    <style:style style:name="T40" style:family="text">
      <style:text-properties style:text-position="sub 58%" officeooo:rsid="008c5105"/>
    </style:style>
    <style:style style:name="T41" style:family="text">
      <style:text-properties officeooo:rsid="008a08a1"/>
    </style:style>
    <style:style style:name="T42" style:family="text">
      <style:text-properties officeooo:rsid="008a27ff"/>
    </style:style>
    <style:style style:name="T43" style:family="text">
      <style:text-properties officeooo:rsid="008abd19"/>
    </style:style>
    <style:style style:name="T44" style:family="text">
      <style:text-properties officeooo:rsid="008ad4d2"/>
    </style:style>
    <style:style style:name="T45" style:family="text">
      <style:text-properties officeooo:rsid="008c5105"/>
    </style:style>
    <style:style style:name="T46" style:family="text">
      <style:text-properties officeooo:rsid="008fbfbc"/>
    </style:style>
    <style:style style:name="T47" style:family="text">
      <style:text-properties officeooo:rsid="003ead6c"/>
    </style:style>
    <style:style style:name="T48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94764157478704" text:id="ct94764157478704">
          <text:insertion>
            <office:change-info>
              <dc:creator>Stuart Baker</dc:creator>
              <dc:date>2024-06-23T11:24:30</dc:date>
            </office:change-info>
          </text:insertion>
        </text:changed-region>
        <text:changed-region xml:id="ct94764157478992" text:id="ct94764157478992">
          <text:deletion>
            <office:change-info>
              <dc:creator>Stuart Baker</dc:creator>
              <dc:date>2024-06-23T11:24:32</dc:date>
            </office:change-info>
            <text:p text:style-name="P48">88</text:p>
          </text:deletion>
        </text:changed-region>
        <text:changed-region xml:id="ct94764157481776" text:id="ct94764157481776">
          <text:insertion>
            <office:change-info>
              <dc:creator>Stuart Baker</dc:creator>
              <dc:date>2024-06-23T11:28:36</dc:date>
            </office:change-info>
          </text:insertion>
        </text:changed-region>
        <text:changed-region xml:id="ct94764157482064" text:id="ct94764157482064">
          <text:deletion>
            <office:change-info>
              <dc:creator>Stuart Baker</dc:creator>
              <dc:date>2024-06-23T11:28:37</dc:date>
            </office:change-info>
            <text:p text:style-name="P48"><text:span text:style-name="T24">0</text:span></text:p>
          </text:deletion>
        </text:changed-region>
        <text:changed-region xml:id="ct94764319910416" text:id="ct94764319910416">
          <text:insertion>
            <office:change-info>
              <dc:creator>Balazs Racz</dc:creator>
              <dc:date>2024-06-29T17:08:28</dc:date>
            </office:change-info>
          </text:insertion>
        </text:changed-region>
        <text:changed-region xml:id="ct94764155382736" text:id="ct94764155382736">
          <text:insertion>
            <office:change-info>
              <dc:creator>Stuart Baker</dc:creator>
              <dc:date>2024-06-23T11:08:05</dc:date>
            </office:change-info>
          </text:insertion>
        </text:changed-region>
        <text:changed-region xml:id="ct94764155341040" text:id="ct94764155341040">
          <text:insertion>
            <office:change-info>
              <dc:creator>Stuart Baker</dc:creator>
              <dc:date>2024-06-23T11:09:20</dc:date>
            </office:change-info>
          </text:insertion>
        </text:changed-region>
        <text:changed-region xml:id="ct94764154138176" text:id="ct94764154138176">
          <text:insertion>
            <office:change-info>
              <dc:creator>Stuart Baker</dc:creator>
              <dc:date>2024-06-23T11:10:21</dc:date>
            </office:change-info>
          </text:insertion>
        </text:changed-region>
        <text:changed-region xml:id="ct94764157180704" text:id="ct94764157180704">
          <text:deletion>
            <office:change-info>
              <dc:creator>Balazs Racz</dc:creator>
              <dc:date>2024-06-29T15:19:50</dc:date>
            </office:change-info>
            <text:h text:style-name="P67" text:outline-level="1"/>
            <text:h text:style-name="P67" text:outline-level="1"/>
          </text:deletion>
        </text:changed-region>
        <text:changed-region xml:id="ct94764157387712" text:id="ct94764157387712">
          <text:deletion>
            <office:change-info>
              <dc:creator>Stuart Baker</dc:creator>
              <dc:date>2024-06-24T19:51:10</dc:date>
            </office:change-info>
            <text:p text:style-name="Table_20_Contents"><text:span text:style-name="T8">Traction</text:span></text:p>
          </text:deletion>
        </text:changed-region>
        <text:changed-region xml:id="ct94764157388960" text:id="ct94764157388960">
          <text:insertion>
            <office:change-info>
              <dc:creator>Stuart Baker</dc:creator>
              <dc:date>2024-06-24T19:51:10</dc:date>
            </office:change-info>
          </text:insertion>
        </text:changed-region>
        <text:changed-region xml:id="ct94764157151040" text:id="ct94764157151040">
          <text:deletion>
            <office:change-info>
              <dc:creator>Stuart Baker</dc:creator>
              <dc:date>2024-06-24T19:52:20</dc:date>
            </office:change-info>
            <text:p text:style-name="Table_20_Contents">Traction</text:p>
          </text:deletion>
        </text:changed-region>
        <text:changed-region xml:id="ct94764157399568" text:id="ct94764157399568">
          <text:insertion>
            <office:change-info>
              <dc:creator>Stuart Baker</dc:creator>
              <dc:date>2024-06-24T19:52:20</dc:date>
            </office:change-info>
          </text:insertion>
        </text:changed-region>
        <text:changed-region xml:id="ct94764157432544" text:id="ct94764157432544">
          <text:insertion>
            <office:change-info>
              <dc:creator>Stuart Baker</dc:creator>
              <dc:date>2024-06-23T11:30:36</dc:date>
            </office:change-info>
          </text:insertion>
        </text:changed-region>
        <text:changed-region xml:id="ct94764157254112" text:id="ct94764157254112">
          <text:deletion>
            <office:change-info>
              <dc:creator>Stuart Baker</dc:creator>
              <dc:date>2024-06-23T11:30:36</dc:date>
            </office:change-info>
            <text:p text:style-name="P60"><text:span text:style-name="T22">2</text:span></text:p>
          </text:deletion>
        </text:changed-region>
        <text:changed-region xml:id="ct94764157440000" text:id="ct94764157440000">
          <text:insertion>
            <office:change-info>
              <dc:creator>Stuart Baker</dc:creator>
              <dc:date>2024-06-24T19:58:28</dc:date>
            </office:change-info>
          </text:insertion>
        </text:changed-region>
        <text:changed-region xml:id="ct94764157441936" text:id="ct94764157441936">
          <text:deletion>
            <office:change-info>
              <dc:creator>Stuart Baker</dc:creator>
              <dc:date>2024-06-24T19:55:18</dc:date>
            </office:change-info>
            <text:p text:style-name="P42">are</text:p>
          </text:deletion>
        </text:changed-region>
        <text:changed-region xml:id="ct94764157345104" text:id="ct94764157345104">
          <text:insertion>
            <office:change-info>
              <dc:creator>Stuart Baker</dc:creator>
              <dc:date>2024-06-24T19:55:18</dc:date>
            </office:change-info>
          </text:insertion>
        </text:changed-region>
        <text:changed-region xml:id="ct94764157260160" text:id="ct94764157260160">
          <text:insertion>
            <office:change-info>
              <dc:creator>Stuart Baker</dc:creator>
              <dc:date>2024-06-23T11:22:19</dc:date>
            </office:change-info>
          </text:insertion>
        </text:changed-region>
        <text:changed-region xml:id="ct94764157400592" text:id="ct94764157400592">
          <text:deletion>
            <office:change-info>
              <dc:creator>Stuart Baker</dc:creator>
              <dc:date>2024-06-23T11:22:20</dc:date>
            </office:change-info>
            <text:p text:style-name="P42">87</text:p>
          </text:deletion>
        </text:changed-region>
        <text:changed-region xml:id="ct94764157471712" text:id="ct94764157471712">
          <text:insertion>
            <office:change-info>
              <dc:creator>Stuart Baker</dc:creator>
              <dc:date>2024-06-23T11:25:07</dc:date>
            </office:change-info>
          </text:insertion>
        </text:changed-region>
        <text:changed-region xml:id="ct94764157463472" text:id="ct94764157463472">
          <text:deletion>
            <office:change-info>
              <dc:creator>Stuart Baker</dc:creator>
              <dc:date>2024-06-23T11:26:25</dc:date>
            </office:change-info>
            <text:p text:style-name="P42"><text:s/>408<text:span text:style-name="T25">8</text:span> – 4095 are utilized in the DCC standard as broadcast addresses. <text:s/></text:p>
          </text:deletion>
        </text:changed-region>
        <text:changed-region xml:id="ct94764157477104" text:id="ct94764157477104">
          <text:insertion>
            <office:change-info>
              <dc:creator>Stuart Baker</dc:creator>
              <dc:date>2024-06-23T11:30:41</dc:date>
            </office:change-info>
          </text:insertion>
        </text:changed-region>
        <text:changed-region xml:id="ct94764157435840" text:id="ct94764157435840">
          <text:deletion>
            <office:change-info>
              <dc:creator>Stuart Baker</dc:creator>
              <dc:date>2024-06-23T11:30:41</dc:date>
            </office:change-info>
            <text:p text:style-name="P61"><text:span text:style-name="T22">2</text:span></text:p>
          </text:deletion>
        </text:changed-region>
        <text:changed-region xml:id="ct94764157435296" text:id="ct94764157435296">
          <text:insertion>
            <office:change-info>
              <dc:creator>Stuart Baker</dc:creator>
              <dc:date>2024-06-24T19:58:44</dc:date>
            </office:change-info>
          </text:insertion>
        </text:changed-region>
        <text:changed-region xml:id="ct94764157451440" text:id="ct94764157451440">
          <text:insertion>
            <office:change-info>
              <dc:creator>Stuart Baker</dc:creator>
              <dc:date>2024-06-24T20:00:04</dc:date>
            </office:change-info>
          </text:insertion>
        </text:changed-region>
        <text:changed-region xml:id="ct94764157485168" text:id="ct94764157485168">
          <text:deletion>
            <office:change-info>
              <dc:creator>Stuart Baker</dc:creator>
              <dc:date>2024-06-24T19:55:12</dc:date>
            </office:change-info>
            <text:p text:style-name="P44">are</text:p>
          </text:deletion>
        </text:changed-region>
        <text:changed-region xml:id="ct94764157181600" text:id="ct94764157181600">
          <text:insertion>
            <office:change-info>
              <dc:creator>Stuart Baker</dc:creator>
              <dc:date>2024-06-24T19:55:12</dc:date>
            </office:change-info>
          </text:insertion>
        </text:changed-region>
        <text:changed-region xml:id="ct94764157479488" text:id="ct94764157479488">
          <text:insertion>
            <office:change-info>
              <dc:creator>Stuart Baker</dc:creator>
              <dc:date>2024-06-23T11:29:18</dc:date>
            </office:change-info>
          </text:insertion>
        </text:changed-region>
        <text:changed-region xml:id="ct94764157437328" text:id="ct94764157437328">
          <text:deletion>
            <office:change-info>
              <dc:creator>Stuart Baker</dc:creator>
              <dc:date>2024-06-23T11:29:19</dc:date>
            </office:change-info>
            <text:p text:style-name="P44"><text:span text:style-name="T26">87</text:span></text:p>
          </text:deletion>
        </text:changed-region>
        <text:changed-region xml:id="ct94764157487984" text:id="ct94764157487984">
          <text:insertion>
            <office:change-info>
              <dc:creator>Stuart Baker</dc:creator>
              <dc:date>2024-06-23T11:29:41</dc:date>
            </office:change-info>
          </text:insertion>
        </text:changed-region>
        <text:changed-region xml:id="ct94764157485456" text:id="ct94764157485456">
          <text:deletion>
            <office:change-info>
              <dc:creator>Stuart Baker</dc:creator>
              <dc:date>2024-06-23T11:30:19</dc:date>
            </office:change-info>
            <text:p text:style-name="P44"><text:s/>40<text:span text:style-name="T26">88</text:span> – 40<text:span text:style-name="T26">95</text:span> are utilized in the DCC standard as broadcast addresses. <text:s/></text:p>
          </text:deletion>
        </text:changed-region>
        <text:changed-region xml:id="ct94764157468608" text:id="ct94764157468608">
          <text:insertion>
            <office:change-info>
              <dc:creator>Unknown Author</dc:creator>
              <dc:date>2023-03-30T21:23:47</dc:date>
            </office:change-info>
          </text:insertion>
        </text:changed-region>
        <text:changed-region xml:id="ct94764157487296" text:id="ct94764157487296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94764157464784" text:id="ct94764157464784">
          <text:insertion>
            <office:change-info>
              <dc:creator>Stuart Baker</dc:creator>
              <dc:date>2024-06-24T19:54:02</dc:date>
            </office:change-info>
          </text:insertion>
        </text:changed-region>
        <text:changed-region xml:id="ct94764157467152" text:id="ct94764157467152">
          <text:deletion>
            <office:change-info>
              <dc:creator>Stuart Baker</dc:creator>
              <dc:date>2024-06-24T19:54:02</dc:date>
            </office:change-info>
            <text:p text:style-name="P51"><text:span text:style-name="T35">2</text:span></text:p>
          </text:deletion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94764157446624" text:id="ct94764157446624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94764157445872" text:id="ct94764157445872">
          <text:insertion>
            <office:change-info>
              <dc:creator>Unknown Author</dc:creator>
              <dc:date>2023-03-30T20:39:51</dc:date>
            </office:change-info>
          </text:insertion>
        </text:changed-region>
        <text:changed-region xml:id="ct94764157433824" text:id="ct94764157433824">
          <text:insertion>
            <office:change-info>
              <dc:creator>Unknown Author</dc:creator>
              <dc:date>2023-03-30T20:19:48</dc:date>
            </office:change-info>
          </text:insertion>
        </text:changed-region>
        <text:changed-region xml:id="ct94764157456672" text:id="ct94764157456672">
          <text:insertion>
            <office:change-info>
              <dc:creator>Stuart Baker</dc:creator>
              <dc:date>2024-06-24T20:00:12</dc:date>
            </office:change-info>
          </text:insertion>
        </text:changed-region>
        <text:changed-region xml:id="ct94764157243648" text:id="ct94764157243648">
          <text:insertion>
            <office:change-info>
              <dc:creator>Unknown Author</dc:creator>
              <dc:date>2023-03-30T21:24:25</dc:date>
            </office:change-info>
          </text:insertion>
        </text:changed-region>
        <text:changed-region xml:id="ct94764157385856" text:id="ct94764157385856">
          <text:insertion>
            <office:change-info>
              <dc:creator>Unknown Author</dc:creator>
              <dc:date>2023-03-30T20:17:12</dc:date>
            </office:change-info>
          </text:insertion>
        </text:changed-region>
        <text:changed-region xml:id="ct94764157463040" text:id="ct94764157463040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94764157500800" text:id="ct94764157500800">
          <text:insertion>
            <office:change-info>
              <dc:creator>Stuart Baker</dc:creator>
              <dc:date>2024-06-24T19:56:17</dc:date>
            </office:change-info>
          </text:insertion>
        </text:changed-region>
        <text:changed-region xml:id="ct94764157492816" text:id="ct94764157492816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94764157450896" text:id="ct94764157450896">
          <text:insertion>
            <office:change-info>
              <dc:creator>Unknown Author</dc:creator>
              <dc:date>2023-03-30T21:26:17</dc:date>
            </office:change-info>
          </text:insertion>
        </text:changed-region>
        <text:changed-region xml:id="ct94764157447168" text:id="ct94764157447168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94764157470608" text:id="ct94764157470608">
          <text:insertion>
            <office:change-info>
              <dc:creator>Stuart Baker</dc:creator>
              <dc:date>2024-06-24T19:54:05</dc:date>
            </office:change-info>
          </text:insertion>
        </text:changed-region>
        <text:changed-region xml:id="ct94764157452848" text:id="ct94764157452848">
          <text:deletion>
            <office:change-info>
              <dc:creator>Stuart Baker</dc:creator>
              <dc:date>2024-06-24T19:54:04</dc:date>
            </office:change-info>
            <text:p text:style-name="P51"><text:span text:style-name="T35">2</text:span></text:p>
          </text:deletion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94764157459584" text:id="ct94764157459584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94764157470064" text:id="ct94764157470064">
          <text:insertion>
            <office:change-info>
              <dc:creator>Unknown Author</dc:creator>
              <dc:date>2023-03-30T20:19:53</dc:date>
            </office:change-info>
          </text:insertion>
        </text:changed-region>
        <text:changed-region xml:id="ct94764157480112" text:id="ct94764157480112">
          <text:insertion>
            <office:change-info>
              <dc:creator>Stuart Baker</dc:creator>
              <dc:date>2024-06-24T20:00:15</dc:date>
            </office:change-info>
          </text:insertion>
        </text:changed-region>
        <text:changed-region xml:id="ct94764157458672" text:id="ct94764157458672">
          <text:insertion>
            <office:change-info>
              <dc:creator>Unknown Author</dc:creator>
              <dc:date>2023-03-30T21:24:31</dc:date>
            </office:change-info>
          </text:insertion>
        </text:changed-region>
        <text:changed-region xml:id="ct94764157466240" text:id="ct94764157466240">
          <text:insertion>
            <office:change-info>
              <dc:creator>Unknown Author</dc:creator>
              <dc:date>2023-03-30T20:17:26</dc:date>
            </office:change-info>
          </text:insertion>
        </text:changed-region>
        <text:changed-region xml:id="ct94764157452304" text:id="ct94764157452304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94764157513712" text:id="ct94764157513712">
          <text:insertion>
            <office:change-info>
              <dc:creator>Stuart Baker</dc:creator>
              <dc:date>2024-06-24T19:56:26</dc:date>
            </office:change-info>
          </text:insertion>
        </text:changed-region>
        <text:changed-region xml:id="ct94764157495136" text:id="ct94764157495136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94764157469152" text:id="ct94764157469152">
          <text:insertion>
            <office:change-info>
              <dc:creator>Unknown Author</dc:creator>
              <dc:date>2023-03-30T21:23:51</dc:date>
            </office:change-info>
          </text:insertion>
        </text:changed-region>
        <text:changed-region xml:id="ct94764157241056" text:id="ct94764157241056">
          <text:insertion>
            <office:change-info>
              <dc:creator>Unknown Author</dc:creator>
              <dc:date>2023-03-30T21:26:34</dc:date>
            </office:change-info>
          </text:insertion>
        </text:changed-region>
        <text:changed-region xml:id="ct94764157495696" text:id="ct94764157495696">
          <text:insertion>
            <office:change-info>
              <dc:creator>Unknown Author</dc:creator>
              <dc:date>2023-03-30T20:07:16</dc:date>
            </office:change-info>
          </text:insertion>
        </text:changed-region>
        <text:changed-region xml:id="ct94764157455760" text:id="ct94764157455760">
          <text:insertion>
            <office:change-info>
              <dc:creator>Unknown Author</dc:creator>
              <dc:date>2023-03-30T20:23:23</dc:date>
            </office:change-info>
          </text:insertion>
        </text:changed-region>
        <text:changed-region xml:id="ct94764157512848" text:id="ct94764157512848">
          <text:insertion>
            <office:change-info>
              <dc:creator>Unknown Author</dc:creator>
              <dc:date>2023-03-30T21:24:36</dc:date>
            </office:change-info>
          </text:insertion>
        </text:changed-region>
        <text:changed-region xml:id="ct94764157479824" text:id="ct94764157479824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94764157477936" text:id="ct94764157477936">
          <text:insertion>
            <office:change-info>
              <dc:creator>Unknown Author</dc:creator>
              <dc:date>2023-03-30T21:26:35</dc:date>
            </office:change-info>
          </text:insertion>
        </text:changed-region>
        <text:changed-region xml:id="ct94764157441120" text:id="ct94764157441120">
          <text:insertion>
            <office:change-info>
              <dc:creator>Unknown Author</dc:creator>
              <dc:date>2023-03-30T20:23:05</dc:date>
            </office:change-info>
          </text:insertion>
        </text:changed-region>
        <text:changed-region xml:id="ct94764157448032" text:id="ct94764157448032">
          <text:insertion>
            <office:change-info>
              <dc:creator>Unknown Author</dc:creator>
              <dc:date>2023-03-30T21:24:40</dc:date>
            </office:change-info>
          </text:insertion>
        </text:changed-region>
        <text:changed-region xml:id="ct94764157036720" text:id="ct94764157036720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94764157471152" text:id="ct94764157471152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94764157448576" text:id="ct94764157448576">
          <text:insertion>
            <office:change-info>
              <dc:creator>Stuart Baker</dc:creator>
              <dc:date>2024-06-24T11:18:18</dc:date>
            </office:change-info>
          </text:insertion>
        </text:changed-region>
        <text:changed-region xml:id="ct94764157445008" text:id="ct94764157445008">
          <text:insertion>
            <office:change-info>
              <dc:creator>Stuart Baker</dc:creator>
              <dc:date>2024-06-24T11:15:11</dc:date>
            </office:change-info>
          </text:insertion>
        </text:changed-region>
        <text:changed-region xml:id="ct94764157450000" text:id="ct94764157450000">
          <text:deletion>
            <office:change-info>
              <dc:creator>Stuart Baker</dc:creator>
              <dc:date>2024-06-24T11:24:35</dc:date>
            </office:change-info>
            <text:p text:style-name="P41"><text:span text:style-name="T42">aspect</text:span></text:p>
          </text:deletion>
        </text:changed-region>
        <text:changed-region xml:id="ct94764157064240" text:id="ct94764157064240">
          <text:insertion>
            <office:change-info>
              <dc:creator>Stuart Baker</dc:creator>
              <dc:date>2024-06-24T11:24:35</dc:date>
            </office:change-info>
          </text:insertion>
        </text:changed-region>
        <text:changed-region xml:id="ct94764157057296" text:id="ct94764157057296">
          <text:insertion>
            <office:change-info>
              <dc:creator>Stuart Baker</dc:creator>
              <dc:date>2024-06-24T11:24:49</dc:date>
            </office:change-info>
          </text:insertion>
        </text:changed-region>
        <text:changed-region xml:id="ct94764157438208" text:id="ct94764157438208">
          <text:deletion>
            <office:change-info>
              <dc:creator>Stuart Baker</dc:creator>
              <dc:date>2024-06-24T11:24:58</dc:date>
            </office:change-info>
            <text:p text:style-name="P41">B</text:p>
          </text:deletion>
        </text:changed-region>
        <text:changed-region xml:id="ct94764157056720" text:id="ct94764157056720">
          <text:insertion>
            <office:change-info>
              <dc:creator>Stuart Baker</dc:creator>
              <dc:date>2024-06-24T11:25:00</dc:date>
            </office:change-info>
          </text:insertion>
        </text:changed-region>
        <text:changed-region xml:id="ct94764157505616" text:id="ct94764157505616">
          <text:insertion>
            <office:change-info>
              <dc:creator>Stuart Baker</dc:creator>
              <dc:date>2024-06-24T11:26:14</dc:date>
            </office:change-info>
          </text:insertion>
        </text:changed-region>
        <text:changed-region xml:id="ct94764157505904" text:id="ct94764157505904">
          <text:deletion>
            <office:change-info>
              <dc:creator>Stuart Baker</dc:creator>
              <dc:date>2024-06-24T11:25:05</dc:date>
            </office:change-info>
            <text:p text:style-name="P41"><text:span text:style-name="T42">6</text:span></text:p>
          </text:deletion>
        </text:changed-region>
        <text:changed-region xml:id="ct94764157504304" text:id="ct94764157504304">
          <text:insertion>
            <office:change-info>
              <dc:creator>Stuart Baker</dc:creator>
              <dc:date>2024-06-24T11:25:11</dc:date>
            </office:change-info>
          </text:insertion>
        </text:changed-region>
        <text:changed-region xml:id="ct94764157507040" text:id="ct94764157507040">
          <text:deletion>
            <office:change-info>
              <dc:creator>Stuart Baker</dc:creator>
              <dc:date>2024-06-24T11:25:35</dc:date>
            </office:change-info>
            <text:p text:style-name="P41"><text:span text:style-name="T42">is the aspect, only values between 0 and 31 are allowed</text:span></text:p>
          </text:deletion>
        </text:changed-region>
        <text:changed-region xml:id="ct94764157442224" text:id="ct94764157442224">
          <text:insertion>
            <office:change-info>
              <dc:creator>Stuart Baker</dc:creator>
              <dc:date>2024-06-24T11:26:07</dc:date>
            </office:change-info>
          </text:insertion>
        </text:changed-region>
        <text:changed-region xml:id="ct94764157503136" text:id="ct94764157503136">
          <text:deletion>
            <office:change-info>
              <dc:creator>Stuart Baker</dc:creator>
              <dc:date>2024-06-24T11:26:07</dc:date>
            </office:change-info>
            <text:p text:style-name="P45"><text:span text:style-name="T42">7</text:span></text:p>
          </text:deletion>
        </text:changed-region>
        <text:changed-region xml:id="ct94764157060560" text:id="ct94764157060560">
          <text:insertion>
            <office:change-info>
              <dc:creator>Stuart Baker</dc:creator>
              <dc:date>2024-06-24T11:26:09</dc:date>
            </office:change-info>
          </text:insertion>
        </text:changed-region>
        <text:changed-region xml:id="ct94764157443760" text:id="ct94764157443760">
          <text:deletion>
            <office:change-info>
              <dc:creator>Stuart Baker</dc:creator>
              <dc:date>2024-06-24T11:26:09</dc:date>
            </office:change-info>
            <text:p text:style-name="P45"><text:span text:style-name="T42">8</text:span></text:p>
          </text:deletion>
        </text:changed-region>
        <text:changed-region xml:id="ct94764157494672" text:id="ct94764157494672">
          <text:insertion>
            <office:change-info>
              <dc:creator>Stuart Baker</dc:creator>
              <dc:date>2024-06-24T11:26:35</dc:date>
            </office:change-info>
          </text:insertion>
        </text:changed-region>
        <text:changed-region xml:id="ct94764157519824" text:id="ct94764157519824">
          <text:insertion>
            <office:change-info>
              <dc:creator>Stuart Baker</dc:creator>
              <dc:date>2024-06-24T11:27:24</dc:date>
            </office:change-info>
          </text:insertion>
        </text:changed-region>
        <text:changed-region xml:id="ct94764157521024" text:id="ct94764157521024">
          <text:insertion>
            <office:change-info>
              <dc:creator>Stuart Baker</dc:creator>
              <dc:date>2024-06-24T11:28:37</dc:date>
            </office:change-info>
          </text:insertion>
        </text:changed-region>
        <text:changed-region xml:id="ct94764157521312" text:id="ct94764157521312">
          <text:deletion>
            <office:change-info>
              <dc:creator>Stuart Baker</dc:creator>
              <dc:date>2024-06-24T11:28:37</dc:date>
            </office:change-info>
            <text:p text:style-name="P45"><text:span text:style-name="T43">7</text:span></text:p>
          </text:deletion>
        </text:changed-region>
        <text:changed-region xml:id="ct94764157522512" text:id="ct94764157522512">
          <text:insertion>
            <office:change-info>
              <dc:creator>Stuart Baker</dc:creator>
              <dc:date>2024-06-24T11:28:40</dc:date>
            </office:change-info>
          </text:insertion>
        </text:changed-region>
        <text:changed-region xml:id="ct94764157522800" text:id="ct94764157522800">
          <text:deletion>
            <office:change-info>
              <dc:creator>Stuart Baker</dc:creator>
              <dc:date>2024-06-24T11:28:40</dc:date>
            </office:change-info>
            <text:p text:style-name="P45"><text:span text:style-name="T43">8</text:span></text:p>
          </text:deletion>
        </text:changed-region>
        <text:changed-region xml:id="ct94764157417648" text:id="ct94764157417648">
          <text:insertion>
            <office:change-info>
              <dc:creator>Balazs Racz</dc:creator>
              <dc:date>2024-06-29T16:54:46</dc:date>
            </office:change-info>
          </text:insertion>
        </text:changed-region>
        <text:changed-region xml:id="ct94764155392784" text:id="ct94764155392784">
          <text:insertion>
            <office:change-info>
              <dc:creator>Balazs Racz</dc:creator>
              <dc:date>2024-06-29T15:21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<text:bookmark-start text:name="__RefHeading___Toc14962_1060902120"/>Introduction (Informative)<text:bookmark-end text:name="__RefHeading___Toc14962_1060902120"/></text:h>
      <text:p text:style-name="Standard">This <text:span text:style-name="T14">s</text:span><text:span text:style-name="T5">tandard</text:span> describes the format and allocation of OpenLCB <text:span text:style-name="T11">E</text:span>vent <text:span text:style-name="T11">I</text:span>dentifiers (<text:span text:style-name="T11">E</text:span>vent IDs). It is not specific to any wire protocol.</text:p>
      <text:h text:style-name="P69" text:outline-level="1"><text:bookmark-start text:name="__RefHeading___Toc14964_1060902120"/>Intended use (Informative)<text:bookmark-end text:name="__RefHeading___Toc14964_1060902120"/></text:h>
      <text:p text:style-name="P36">This standard defines the fo<text:span text:style-name="T16">r</text:span>mat and allocation of Event Identifiers. <text:s/>Event Identifiers are typically used with the Event Transport protocol <text:span text:style-name="T16">and are globally unique.</text:span></text:p>
      <text:h text:style-name="Heading_20_1" text:outline-level="1"><text:bookmark-start text:name="__RefHeading___Toc14966_1060902120"/>References and Context <text:span text:style-name="T15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text:style-name="L1">
        <text:list-item>
          <text:p text:style-name="P75">The CAN Physical <text:span text:style-name="T20">Layer </text:span>Standard, which <text:span text:style-name="T20">specifies the physical layer for transporting OpenLCB-CAN frames</text:span></text:p>
        </text:list-item>
        <text:list-item>
          <text:p text:style-name="P76">The Message Network Standard, which <text:span text:style-name="T9">defines the basic messages and how they interact. Higher-level protocols are based on this message network, but are defined elsewhere.</text:span></text:p>
        </text:list-item>
        <text:list-item>
          <text:p text:style-name="P73">The Event Transport Standard, which defines the protocol for transporting events.</text:p>
        </text:list-item>
        <text:list-item>
          <text:p text:style-name="P74">The Unique Identifiers Standard w<text:span text:style-name="T17">hi</text:span>ch defines the format and allocation of unique 48-bit identifiers.<text:change-start text:change-id="ct94764319910416"/></text:p>
        </text:list-item>
        <text:list-item>
          <text:p text:style-name="P80">The Train Search Protocol Standard, referenced in the allocations tables.<text:change-end text:change-id="ct94764319910416"/><text:change-start text:change-id="ct94764155382736"/></text:p>
        </text:list-item>
      </text:list>
      <text:p text:style-name="P58">This Standard is in the context of the following NMRA<text:change-end text:change-id="ct94764155382736"/><text:change-start text:change-id="ct94764155341040"/> Standards:</text:p>
      <text:list text:style-name="L2">
        <text:list-item>
          <text:p text:style-name="P77"><text:span text:style-name="T41">NMRA </text:span>S-9.2.1 DCC Extended Packet Formats, which specifies the format of DCC accessory packet<text:change-end text:change-id="ct94764155341040"/><text:change-start text:change-id="ct94764154138176"/>s.<text:change-end text:change-id="ct94764154138176"/></text:p>
        </text:list-item>
      </text:list>
      <text:h text:style-name="Heading_20_1" text:outline-level="1"><text:bookmark-start text:name="__RefHeading___Toc14968_1060902120"/>Format <text:span text:style-name="T18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4">The order of bytes in an OpenLCB <text:span text:style-name="T12">E</text:span>vent I<text:span text:style-name="T12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0">Within the tables below, byte 1 is considered the most-significant byte, while byte 8 is considered the least significant byte.</text:span></text:p>
      <text:h text:style-name="Heading_20_1" text:outline-level="1"><text:bookmark-start text:name="__RefHeading___Toc14970_1060902120"/><text:change text:change-id="ct94764157180704"/><text:soft-page-break/>Allocation <text:span text:style-name="T18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4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4">*</text:p>
          </table:table-cell>
          <table:table-cell table:style-name="Table5.G3" office:value-type="string">
            <text:p text:style-name="P14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70" text:outline-level="2"><text:bookmark-start text:name="__RefHeading___Toc14972_1060902120"/>Well-Known Automatically-Routed<text:bookmark-end text:name="__RefHeading___Toc14972_1060902120"/></text:h>
      <text:p text:style-name="P35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4">01</text:p>
            </table:table-cell>
            <table:table-cell table:style-name="Table2.B3" table:number-rows-spanned="13" office:value-type="string">
              <text:p text:style-name="P14">00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I3" office:value-type="string">
              <text:p text:style-name="P28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1</text:p>
          </table:table-cell>
          <table:table-cell table:style-name="Table2.I3" office:value-type="string">
            <text:p text:style-name="P31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0</text:p>
          </table:table-cell>
          <table:table-cell table:style-name="Table2.I3" office:value-type="string">
            <text:p text:style-name="P30">P<text:span text:style-name="T21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E</text:p>
          </table:table-cell>
          <table:table-cell table:style-name="Table2.C3" office:value-type="string">
            <text:p text:style-name="P14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4">FD</text:p>
          </table:table-cell>
          <table:table-cell table:style-name="Table2.G15" office:value-type="string">
            <text:p text:style-name="P14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71" text:outline-level="2"/>
      <text:h text:style-name="P70" text:outline-level="2"><text:bookmark-start text:name="__RefHeading___Toc14974_1060902120"/>Well-Known<text:bookmark-end text:name="__RefHeading___Toc14974_1060902120"/></text:h>
      <text:p text:style-name="Standard">The following <text:span text:style-name="T13">E</text:span>vent <text:span text:style-name="T13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3" office:value-type="string">
              <text:p text:style-name="P26">01</text:p>
              <text:p text:style-name="P19"/>
              <text:p text:style-name="P14"/>
            </table:table-cell>
            <table:table-cell table:style-name="Table4.B3" table:number-rows-spanned="23" office:value-type="string">
              <text:p text:style-name="P26">01</text:p>
              <text:p text:style-name="P19"/>
              <text:p text:style-name="P32"/>
            </table:table-cell>
            <table:table-cell table:style-name="Table4.C3" office:value-type="string">
              <text:p text:style-name="P14">*</text:p>
            </table:table-cell>
            <table:table-cell table:style-name="Table4.D3" office:value-type="string">
              <text:p text:style-name="P14">*</text:p>
            </table:table-cell>
            <table:table-cell table:style-name="Table4.E3" office:value-type="string">
              <text:p text:style-name="P14">*</text:p>
            </table:table-cell>
            <table:table-cell table:style-name="Table4.F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I3" office:value-type="string">
              <text:p text:style-name="P25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4">00</text:p>
          </table:table-cell>
          <table:table-cell table:style-name="Table4.D4" table:number-rows-spanned="10" office:value-type="string">
            <text:p text:style-name="P14">00</text:p>
          </table:table-cell>
          <table:table-cell table:style-name="Table4.E3" table:number-rows-spanned="9" office:value-type="string">
            <text:p text:style-name="P14">00</text:p>
          </table:table-cell>
          <table:table-cell table:style-name="Table4.F3" table:number-rows-spanned="9" office:value-type="string">
            <text:p text:style-name="P14">00</text:p>
          </table:table-cell>
          <table:table-cell table:style-name="Table4.G3" office:value-type="string">
            <text:p text:style-name="P14">02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Duplicate Node ID <text:span text:style-name="T7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*</text:p>
          </table:table-cell>
          <table:table-cell table:style-name="Table4.I3" office:value-type="string">
            <text:p text:style-name="Table_20_Contents">Reserved for <text:change text:change-id="ct94764157387712"/><text:change-start text:change-id="ct94764157388960"/><text:span text:style-name="T44">Train Control</text:span><text:change-end text:change-id="ct94764157388960"/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4">03</text:p>
          </table:table-cell>
          <table:table-cell table:style-name="Table4.H9" office:value-type="string">
            <text:p text:style-name="P14">04</text:p>
          </table:table-cell>
          <table:table-cell table:style-name="Table4.I9" office:value-type="string">
            <text:p text:style-name="Table_20_Contents">This node is a <text:change text:change-id="ct94764157151040"/><text:change-start text:change-id="ct94764157399568"/><text:span text:style-name="T45">Train Control</text:span><text:change-end text:change-id="ct94764157399568"/>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3">06</text:p>
          </table:table-cell>
          <table:table-cell table:style-name="Table4.G10" office:value-type="string">
            <text:p text:style-name="P14">*</text:p>
          </table:table-cell>
          <table:table-cell table:style-name="Table4.I3" office:value-type="string">
            <text:p text:style-name="P24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1</text:p>
          </table:table-cell>
          <table:table-cell table:style-name="Table4.I3" office:value-type="string">
            <text:p text:style-name="P22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2</text:p>
          </table:table-cell>
          <table:table-cell table:style-name="Table4.I3" office:value-type="string">
            <text:p text:style-name="P22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7">01</text:p>
          </table:table-cell>
          <table:table-cell table:style-name="Table4.E13" office:value-type="string">
            <text:p text:style-name="P37">00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9">00</text:p>
          </table:table-cell>
          <table:table-cell table:style-name="Table4.D14" table:number-rows-spanned="3" office:value-type="string">
            <text:p text:style-name="P39">00</text:p>
          </table:table-cell>
          <table:table-cell table:style-name="Table4.E14" table:number-rows-spanned="3" office:value-type="string">
            <text:p text:style-name="P37">01</text:p>
          </table:table-cell>
          <table:table-cell table:style-name="Table4.E13" office:value-type="string">
            <text:p text:style-name="P37">01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7">02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7">03</text:p>
          </table:table-cell>
          <table:table-cell table:style-name="Table4.G16" table:number-columns-spanned="2" office:value-type="string">
            <text:p text:style-name="P15">*</text:p>
          </table:table-cell>
          <table:covered-table-cell/>
          <table:table-cell table:style-name="Table4.I16" office:value-type="string">
            <text:p text:style-name="P38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9">01</text:p>
          </table:table-cell>
          <table:table-cell table:style-name="Table4.G3" office:value-type="string">
            <text:p text:style-name="P19">00</text:p>
          </table:table-cell>
          <table:table-cell table:style-name="Table4.E17" table:number-columns-spanned="2" office:value-type="string">
            <text:p text:style-name="P20">CBUS<text:line-break/>Node ID</text:p>
          </table:table-cell>
          <table:covered-table-cell/>
          <table:table-cell table:style-name="Table4.G13" table:number-columns-spanned="2" office:value-type="string">
            <text:p text:style-name="P15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9">01</text:p>
          </table:table-cell>
          <table:table-cell table:style-name="Table4.C18" office:value-type="string">
            <text:p text:style-name="P19">01</text:p>
          </table:table-cell>
          <table:table-cell table:style-name="Table4.E18" table:number-columns-spanned="2" office:value-type="string">
            <text:p text:style-name="P19">CBUS<text:line-break/>Node ID</text:p>
          </table:table-cell>
          <table:covered-table-cell/>
          <table:table-cell table:style-name="Table4.G18" table:number-columns-spanned="2" office:value-type="string">
            <text:p text:style-name="P18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19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7" office:value-type="string">
            <text:p text:style-name="P40">02</text:p>
          </table:table-cell>
          <table:table-cell table:style-name="Table4.D19" table:number-rows-spanned="7" office:value-type="string">
            <text:p text:style-name="P40">00</text:p>
          </table:table-cell>
          <table:table-cell table:style-name="Table4.E19" table:number-rows-spanned="6" office:value-type="string">
            <text:p text:style-name="P40">00</text:p>
          </table:table-cell>
          <table:table-cell table:style-name="Table4.F19" office:value-type="string">
            <text:p text:style-name="P40">FF</text:p>
          </table:table-cell>
          <table:table-cell table:style-name="Table4.G19" table:number-columns-spanned="2" office:value-type="string">
            <text:p text:style-name="P60">1<text:change-start text:change-id="ct94764157432544"/><text:span text:style-name="T38">1</text:span><text:change-end text:change-id="ct94764157432544"/><text:change text:change-id="ct94764157254112"/>-bit DCC Basic Accessory Address<text:change-start text:change-id="ct94764157440000"/> 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94764157440000"/></text:p>
          </table:table-cell>
          <table:covered-table-cell/>
          <table:table-cell table:style-name="Table4.I19" office:value-type="string">
            <text:p text:style-name="P41">Activate basic DCC accessory decoder address.</text:p>
            <text:p text:style-name="P42">Bytes 7 and 8 <text:change text:change-id="ct94764157441936"/><text:change-start text:change-id="ct94764157345104"/><text:span text:style-name="T45">contain</text:span><text:change-end text:change-id="ct94764157345104"/> the DCC accessory decoder address (0 – 40<text:change-start text:change-id="ct94764157260160"/><text:span text:style-name="T38">95</text:span><text:change-end text:change-id="ct94764157260160"/><text:change text:change-id="ct94764157400592"/>)<text:change-start text:change-id="ct94764157471712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94764157471712"/><text:note text:id="ftn1" text:note-class="footnote"><text:note-citation>1</text:note-citation><text:note-body><text:p text:style-name="P48">For information on the different methods of how these 2 x 40<text:change-start text:change-id="ct94764157478704"/><text:span text:style-name="T38">95</text:span><text:change-end text:change-id="ct94764157478704"/><text:change text:change-id="ct94764157478992"/> addresses map to the commonly used turnout addr<text:span text:style-name="T23">e</text:span>sses of 1..204<text:change-start text:change-id="ct94764157481776"/><text:span text:style-name="T38">8</text:span><text:change-end text:change-id="ct94764157481776"/><text:change text:change-id="ct94764157482064"/>, please see the OpenLCB Event Identifiers Technical Note.</text:p></text:note-body></text:note>. <text:change text:change-id="ct94764157463472"/>All other values for bytes 7 and 8 are reserved for future uses.</text:p>
          </table:table-cell>
        </table:table-row>
        <table:table-row table:style-name="Table4.20">
          <table:covered-table-cell table:style-name="Table4.A20"/>
          <table:covered-table-cell table:style-name="Table4.B20"/>
          <table:covered-table-cell table:style-name="Table4.C20"/>
          <table:covered-table-cell table:style-name="Table4.D20"/>
          <table:covered-table-cell table:style-name="Table4.E20"/>
          <table:table-cell table:style-name="Table4.F20" office:value-type="string">
            <text:p text:style-name="P40">FE</text:p>
          </table:table-cell>
          <table:table-cell table:style-name="Table4.G20" table:number-columns-spanned="2" office:value-type="string">
            <text:p text:style-name="P61">1<text:change-start text:change-id="ct94764157477104"/><text:span text:style-name="T38">1</text:span><text:change-end text:change-id="ct94764157477104"/><text:change text:change-id="ct94764157435840"/>-bit DCC Basic Accessory Address<text:change-start text:change-id="ct94764157435296"/> <text:change-end text:change-id="ct94764157435296"/><text:change-start text:change-id="ct94764157451440"/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94764157451440"/></text:p>
          </table:table-cell>
          <table:covered-table-cell/>
          <table:table-cell table:style-name="Table4.I20" office:value-type="string">
            <text:p text:style-name="P43">Deactivate basic DCC accessory decoder address.</text:p>
            <text:p text:style-name="P44">Bytes 7 and 8 <text:change text:change-id="ct94764157485168"/><text:change-start text:change-id="ct94764157181600"/><text:span text:style-name="T45">contain</text:span><text:change-end text:change-id="ct94764157181600"/> the DCC accessory decoder address (0 – 40<text:change-start text:change-id="ct94764157479488"/><text:span text:style-name="T38">95</text:span><text:change-end text:change-id="ct94764157479488"/><text:change text:change-id="ct94764157437328"/>)<text:change-start text:change-id="ct94764157487984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94764157487984"/><text:span text:style-name="T27"><text:note-ref text:note-class="footnote" text:reference-format="text" text:ref-name="ftn1">1</text:note-ref></text:span>. <text:change text:change-id="ct94764157485456"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6"><text:change-start text:change-id="ct94764157468608"/>FD<text:change-end text:change-id="ct94764157468608"/></text:p>
          </table:table-cell>
          <table:table-cell table:style-name="Table4.G21" table:number-columns-spanned="2" office:value-type="string">
            <text:p text:style-name="P51"><text:change-start text:change-id="ct94764157487296"/>1<text:change-end text:change-id="ct94764157487296"/><text:change-start text:change-id="ct94764157464784"/><text:span text:style-name="T45">1</text:span><text:change-end text:change-id="ct94764157464784"/><text:change text:change-id="ct94764157467152"/><text:change-start text:change-id="ct94764157446624"/>-bit <text:span text:style-name="T6">DCC</text:span><text:span text:style-name="T34"> </text:span><text:change-end text:change-id="ct94764157446624"/><text:change-start text:change-id="ct94764157445872"/><text:span text:style-name="T33">Accessory</text:span><text:change-end text:change-id="ct94764157445872"/><text:change-start text:change-id="ct94764157433824"/> <text:span text:style-name="T31">Address</text:span><text:change-end text:change-id="ct94764157433824"/><text:change-start text:change-id="ct94764157456672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94764157456672"/></text:p>
          </table:table-cell>
          <table:covered-table-cell/>
          <table:table-cell table:style-name="Table4.I21" office:value-type="string">
            <text:p text:style-name="P52"><text:change-start text:change-id="ct94764157243648"/><text:span text:style-name="T6">DCC</text:span><text:change-end text:change-id="ct94764157243648"/><text:change-start text:change-id="ct94764157385856"/><text:span text:style-name="T34"> </text:span>turnout feedback active/on/high.<text:change-end text:change-id="ct94764157385856"/><text:change-start text:change-id="ct94764157463040"/></text:p>
            <text:p text:style-name="P55">Bytes 7 and 8 contain the DCC accessory decoder address (0 – <text:span text:style-name="T36">4095</text:span>)<text:change-end text:change-id="ct94764157463040"/><text:change-start text:change-id="ct94764157500800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94764157500800"/><text:change-start text:change-id="ct94764157492816"/>. All other values for bytes 7 and 8 are reserved for future uses.<text:change-end text:change-id="ct94764157492816"/></text:p>
          </table:table-cell>
        </table:table-row>
        <table:table-row table:style-name="Table4.22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7"><text:change-start text:change-id="ct94764157450896"/>FC<text:change-end text:change-id="ct94764157450896"/></text:p>
          </table:table-cell>
          <table:table-cell table:style-name="Table4.G21" table:number-columns-spanned="2" office:value-type="string">
            <text:p text:style-name="P51"><text:change-start text:change-id="ct94764157447168"/>1<text:change-end text:change-id="ct94764157447168"/><text:change-start text:change-id="ct94764157470608"/><text:span text:style-name="T45">1</text:span><text:change-end text:change-id="ct94764157470608"/><text:change text:change-id="ct94764157452848"/><text:change-start text:change-id="ct94764157459584"/>-bit <text:span text:style-name="T6">DCC</text:span><text:span text:style-name="T34"> </text:span><text:span text:style-name="T33">Accessory</text:span> <text:change-end text:change-id="ct94764157459584"/><text:change-start text:change-id="ct94764157470064"/><text:span text:style-name="T31">Address</text:span><text:change-end text:change-id="ct94764157470064"/><text:change-start text:change-id="ct94764157480112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94764157480112"/></text:p>
          </table:table-cell>
          <table:covered-table-cell/>
          <table:table-cell table:style-name="Table4.I21" office:value-type="string">
            <text:p text:style-name="P52"><text:change-start text:change-id="ct94764157458672"/><text:span text:style-name="T6">DCC</text:span><text:change-end text:change-id="ct94764157458672"/><text:change-start text:change-id="ct94764157466240"/><text:span text:style-name="T34"> </text:span>turnout feedback inactive/off/low<text:change-end text:change-id="ct94764157466240"/><text:change-start text:change-id="ct94764157452304"/>.</text:p>
            <text:p text:style-name="P55">Bytes 7 and 8 contain the DCC accessory decoder address (0 – <text:span text:style-name="T36">4095</text:span>)<text:change-end text:change-id="ct94764157452304"/><text:change-start text:change-id="ct94764157513712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94764157513712"/><text:change-start text:change-id="ct94764157495136"/>. All other values for bytes 7 and 8 are reserved for future uses.<text:change-end text:change-id="ct94764157495136"/></text:p>
          </table:table-cell>
        </table:table-row>
        <table:table-row table:style-name="Table4.23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3" office:value-type="string">
            <text:p text:style-name="P56"><text:change-start text:change-id="ct94764157469152"/>F<text:change-end text:change-id="ct94764157469152"/><text:change-start text:change-id="ct94764157241056"/><text:span text:style-name="T36">B</text:span><text:change-end text:change-id="ct94764157241056"/></text:p>
          </table:table-cell>
          <table:table-cell table:style-name="Table4.G21" table:number-columns-spanned="2" office:value-type="string">
            <text:p text:style-name="P50"><text:change-start text:change-id="ct94764157495696"/>12-bit <text:span text:style-name="T6">DCC</text:span><text:span text:style-name="T34"> </text:span>Sensor <text:change-end text:change-id="ct94764157495696"/><text:change-start text:change-id="ct94764157455760"/><text:span text:style-name="T32">Address</text:span><text:change-end text:change-id="ct94764157455760"/></text:p>
          </table:table-cell>
          <table:covered-table-cell/>
          <table:table-cell table:style-name="Table4.I21" office:value-type="string">
            <text:p text:style-name="P52"><text:change-start text:change-id="ct94764157512848"/><text:span text:style-name="T6">DCC</text:span><text:change-end text:change-id="ct94764157512848"/><text:change-start text:change-id="ct94764157479824"/><text:span text:style-name="T34"> </text:span><text:span text:style-name="T37">system </text:span><text:span text:style-name="T32">sensor</text:span> feedback active/on/high.</text:p>
            <text:p text:style-name="P53">Bytes 7 and 8 contain the <text:span text:style-name="T33">sensor</text:span> address (0 – 4095). All other values for bytes 7 and 8 are reserved for future uses.<text:change-end text:change-id="ct94764157479824"/></text:p>
          </table:table-cell>
        </table:table-row>
        <table:table-row table:style-name="Table4.24">
          <table:covered-table-cell table:style-name="Table4.A24"/>
          <table:covered-table-cell table:style-name="Table4.B24"/>
          <table:covered-table-cell table:style-name="Table4.C24"/>
          <table:covered-table-cell table:style-name="Table4.D24"/>
          <table:covered-table-cell table:style-name="Table4.E24"/>
          <table:table-cell table:style-name="Table4.F24" office:value-type="string">
            <text:p text:style-name="P57"><text:change-start text:change-id="ct94764157477936"/>FA<text:change-end text:change-id="ct94764157477936"/></text:p>
          </table:table-cell>
          <table:table-cell table:style-name="Table4.G24" table:number-columns-spanned="2" office:value-type="string">
            <text:p text:style-name="P54"><text:change-start text:change-id="ct94764157441120"/>12-bit <text:span text:style-name="T6">DCC</text:span><text:span text:style-name="T34"> </text:span>Sensor Address<text:change-end text:change-id="ct94764157441120"/></text:p>
          </table:table-cell>
          <table:covered-table-cell/>
          <table:table-cell table:style-name="Table4.I24" office:value-type="string">
            <text:p text:style-name="P52"><text:change-start text:change-id="ct94764157448032"/><text:span text:style-name="T6">DCC</text:span><text:change-end text:change-id="ct94764157448032"/><text:change-start text:change-id="ct94764157036720"/><text:span text:style-name="T34"> </text:span><text:span text:style-name="T37">system </text:span><text:span text:style-name="T32">sensor</text:span> feedback inactive/off/low.</text:p>
            <text:p text:style-name="P53">Bytes 7 and 8 contain the DCC <text:span text:style-name="T33">sensor</text:span> address (0 – 4095). All other values for bytes 7 and 8 are reserved for future uses.<text:change-end text:change-id="ct94764157036720"/></text:p>
          </table:table-cell>
        </table:table-row>
        <table:table-row table:style-name="Table4.25">
          <table:covered-table-cell table:style-name="Table4.A25"/>
          <table:covered-table-cell table:style-name="Table4.B25"/>
          <table:covered-table-cell table:style-name="Table4.C25"/>
          <table:covered-table-cell table:style-name="Table4.D25"/>
          <table:table-cell table:style-name="Table4.E25" office:value-type="string">
            <text:p text:style-name="P49"><text:change-start text:change-id="ct94764157471152"/>01<text:change-end text:change-id="ct94764157471152"/></text:p>
          </table:table-cell>
          <table:table-cell table:style-name="Table4.F25" table:number-columns-spanned="2" office:value-type="string">
            <text:p text:style-name="P16"><text:change-start text:change-id="ct94764157448576"/><text:span text:style-name="T42">00.</text:span><text:span text:style-name="T43">00 – 07.F</text:span><text:span text:style-name="T42">F</text:span></text:p>
            <text:p text:style-name="P16"><text:change-end text:change-id="ct94764157448576"/>11-bit DCC Extended Accessory Address</text:p>
          </table:table-cell>
          <table:covered-table-cell/>
          <table:table-cell table:style-name="Table4.H25" office:value-type="string">
            <text:p text:style-name="P59"><text:change-start text:change-id="ct94764157445008"/>00 - FF<text:change-end text:change-id="ct94764157445008"/></text:p>
          </table:table-cell>
          <table:table-cell table:style-name="Table4.I25" office:value-type="string">
            <text:p text:style-name="P41">Send <text:change text:change-id="ct94764157450000"/><text:change-start text:change-id="ct94764157064240"/><text:span text:style-name="T43">command</text:span><text:change-end text:change-id="ct94764157064240"/><text:span text:style-name="T42"> </text:span>to extended DCC accessory decoder ad<text:span text:style-name="T30">d</text:span>ress.</text:p>
            <text:p text:style-name="P41"><text:change-start text:change-id="ct94764157057296"/><text:span text:style-name="T43">Please refer to NMRA S-9.2.1 for the definitions of </text:span><text:change-end text:change-id="ct94764157057296"/><text:change text:change-id="ct94764157438208"/><text:change-start text:change-id="ct94764157056720"/><text:span text:style-name="T43">b</text:span><text:change-end text:change-id="ct94764157056720"/>yte <text:change-start text:change-id="ct94764157505616"/><text:span text:style-name="T43">8</text:span><text:change-end text:change-id="ct94764157505616"/><text:change text:change-id="ct94764157505904"/>, <text:change-start text:change-id="ct94764157504304"/><text:span text:style-name="T43">which corresponds to the 3</text:span><text:span text:style-name="T28">rd</text:span><text:span text:style-name="T43"> byte of a DCC extended accessory decoder packet</text:span><text:change-end text:change-id="ct94764157504304"/><text:change text:change-id="ct94764157507040"/><text:span text:style-name="T42">.</text:span></text:p>
            <text:p text:style-name="P45">Bytes <text:change-start text:change-id="ct94764157442224"/><text:span text:style-name="T43">6</text:span><text:change-end text:change-id="ct94764157442224"/><text:change text:change-id="ct94764157503136"/> and <text:change-start text:change-id="ct94764157060560"/><text:span text:style-name="T43">7</text:span><text:change-end text:change-id="ct94764157060560"/><text:change text:change-id="ct94764157443760"/> are the DCC accessory decoder address<text:change-start text:change-id="ct94764157494672"/> <text:span text:style-name="T43">in the form of byte 6 = 00000A10A9A8 and byte 7 = A7A6A5A4A3A2A1A0</text:span><text:change-end text:change-id="ct94764157494672"/>.<text:change-start text:change-id="ct94764157519824"/> <text:span text:style-name="T43">Valid values are from 0 to 2047. By convention, user address 1 corresponds to binary adress 4 in bytes 6 and 7. User addresses 2045 to 2048 may wrap around to binary adresses 0 to 3.</text:span><text:change-end text:change-id="ct94764157519824"/> All other values for bytes <text:change-start text:change-id="ct94764157521024"/><text:span text:style-name="T43">6</text:span><text:change-end text:change-id="ct94764157521024"/><text:change text:change-id="ct94764157521312"/> and <text:change-start text:change-id="ct94764157522512"/><text:span text:style-name="T43">7</text:span><text:change-end text:change-id="ct94764157522512"/><text:change text:change-id="ct94764157522800"/> are reserved for future uses.</text:p>
          </table:table-cell>
        </table:table-row>
      </table:table>
      <text:h text:style-name="P72" text:outline-level="2"><text:bookmark-start text:name="__RefHeading___Toc14974_1060902120 Copy 1 Copy 1"/><text:change-start text:change-id="ct94764157417648"/>Well-Known <text:span text:style-name="T46">Other</text:span><text:bookmark-end text:name="__RefHeading___Toc14974_1060902120 Copy 1 Copy 1"/></text:h>
      <text:p text:style-name="P63">The following <text:span text:style-name="T13">E</text:span>vent <text:span text:style-name="T13">I</text:span>dentifiers are not automatically routed.</text:p>
      <table:table table:name="Table3_1" table:style-name="Table3_5f_1">
        <table:table-column table:style-name="Table3_5f_1.A" table:number-columns-repeated="8"/>
        <table:table-column table:style-name="Table3_5f_1.I"/>
        <table:table-header-rows>
          <table:table-row table:style-name="Table3_5f_1.1">
            <table:table-cell table:style-name="Table3_5f_1.A1" table:number-columns-spanned="8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3_5f_1.I1" table:number-rows-spanned="2" office:value-type="string">
              <text:p text:style-name="P13">Description</text:p>
            </table:table-cell>
          </table:table-row>
          <table:table-row table:style-name="Table3_5f_1.1">
            <table:table-cell table:style-name="Table3_5f_1.A2" office:value-type="string">
              <text:p text:style-name="P13">Byte 1</text:p>
            </table:table-cell>
            <table:table-cell table:style-name="Table3_5f_1.A2" office:value-type="string">
              <text:p text:style-name="P13">Byte 2</text:p>
            </table:table-cell>
            <table:table-cell table:style-name="Table3_5f_1.A2" office:value-type="string">
              <text:p text:style-name="P13">Byte 3</text:p>
            </table:table-cell>
            <table:table-cell table:style-name="Table3_5f_1.A2" office:value-type="string">
              <text:p text:style-name="P13">Byte 4</text:p>
            </table:table-cell>
            <table:table-cell table:style-name="Table3_5f_1.A2" office:value-type="string">
              <text:p text:style-name="P13">Byte 5</text:p>
            </table:table-cell>
            <table:table-cell table:style-name="Table3_5f_1.A2" office:value-type="string">
              <text:p text:style-name="P13">Byte 6</text:p>
            </table:table-cell>
            <table:table-cell table:style-name="Table3_5f_1.A2" office:value-type="string">
              <text:p text:style-name="P13">Byte 7</text:p>
            </table:table-cell>
            <table:table-cell table:style-name="Table3_5f_1.A2" office:value-type="string">
              <text:p text:style-name="P13">Byte 8</text:p>
            </table:table-cell>
            <table:covered-table-cell table:style-name="Table3_5f_1.I1"/>
          </table:table-row>
          <table:table-row table:style-name="Table3_5f_1.3">
            <table:table-cell table:style-name="Table3_5f_1.A3" office:value-type="string">
              <text:p text:style-name="P17"><text:span text:style-name="T46">0x</text:span><text:span text:style-name="T47">0</text:span><text:span text:style-name="T46">9</text:span></text:p>
            </table:table-cell>
            <table:table-cell table:style-name="Table3_5f_1.B3" office:value-type="string">
              <text:p text:style-name="P27"><text:span text:style-name="T46">0x</text:span>0<text:span text:style-name="T46">0</text:span></text:p>
            </table:table-cell>
            <table:table-cell table:style-name="Table3_5f_1.C3" office:value-type="string">
              <text:p text:style-name="P64">0x99</text:p>
            </table:table-cell>
            <table:table-cell table:style-name="Table3_5f_1.D3" office:value-type="string">
              <text:p text:style-name="P64">0xFF</text:p>
            </table:table-cell>
            <table:table-cell table:style-name="Table3_5f_1.E3" office:value-type="string">
              <text:p text:style-name="P17">*</text:p>
            </table:table-cell>
            <table:table-cell table:style-name="Table3_5f_1.F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I3" office:value-type="string">
              <text:p text:style-name="P65">Train Search Protocol.<text:line-break/>See the OpenLCB Train Search Protocol Standard.</text:p>
            </table:table-cell>
          </table:table-row>
        </table:table-header-rows>
      </table:table>
      <text:p text:style-name="P78"><text:s/><text:change-end text:change-id="ct94764157417648"/><text:change-start text:change-id="ct94764155392784"/></text:p>
      <text:p text:style-name="P62"/>
      <text:p text:style-name="P79"><text:change-end text:change-id="ct9476415539278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s/>1 Introduction (Informative)<text:tab/>1</text:p>
          <text:p text:style-name="P46"><text:s/>2 Intended use (Informative)<text:tab/>1</text:p>
          <text:p text:style-name="P46"><text:s/>3 References and Context (Normative)<text:tab/>1</text:p>
          <text:p text:style-name="P46"><text:s/>4 Format (Normative)<text:tab/>1</text:p>
          <text:p text:style-name="P46"><text:s/>5 Allocation (Normative)<text:tab/>2</text:p>
          <text:p text:style-name="P47"><text:s/>5.1 Node ID Based<text:tab/>2</text:p>
          <text:p text:style-name="P47"><text:s/>5.2 Well-Known Automatically-Routed<text:tab/>3</text:p>
          <text:p text:style-name="P47"><text:s/>5.3 Well-Known<text:tab/>5</text:p>
          <text:p text:style-name="P47"><text:s/>5.4 Well-Known Other<text:tab/>9</text:p>
        </text:index-body>
      </text:table-of-content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number:date-style style:name="N129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style:font-name="Liberation Sans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7" draw:name="PowerPlusWaterMarkObject" draw:style-name="Mgr1" draw:text-style-name="MP3" svg:width="7.9996in" svg:height="2.6748in" draw:transform="rotate (0.785398163397448) translate (0.938888888888889in 5.13263888888889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tracked-changes>
          <text:changed-region xml:id="ct94764153724736" text:id="ct94764153724736">
            <text:insertion>
              <office:change-info>
                <dc:creator>Stuart Baker</dc:creator>
                <dc:date>2024-06-23T11:51:13</dc:date>
              </office:change-info>
            </text:insertion>
          </text:changed-region>
        </text:tracked-changes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</text:span></text:span><text:change-start text:change-id="ct94764153724736"/><text:span text:style-name="Page_20_Number"><text:span text:style-name="MT3"><text:tab/></text:span></text:span><text:change-end text:change-id="ct94764153724736"/><text:span text:style-name="Page_20_Number"><text:span text:style-name="MT3">Page </text:span></text:span><text:span text:style-name="Page_20_Number"><text:span text:style-name="MT3"><text:page-number text:select-page="current">9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n 24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19"><draw:image xlink:href="Pictures/10000000000001310000006CF7F7BA2E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Jun 24, 2024</text:user-defined></text:p>
            </table:table-cell>
            <table:table-cell table:style-name="Table1.C1" office:value-type="string">
              <text:p text:style-name="MP9"><text:user-defined style:data-style-name="N0" text:name="OLCBstatus">Draft</text:user-defined></text:p>
            </table:table-cell>
          </table:table-row>
        </table:table>
        <text:p text:style-name="MP10"><draw:custom-shape text:anchor-type="char" draw:z-index="8" draw:name="PowerPlusWaterMarkObject" draw:style-name="Mgr2" draw:text-style-name="MP3" svg:width="6.4996in" svg:height="2.1724in" draw:transform="rotate (0.785398163397448) translate (0.184027777777778in 5.3739391951006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4, 2024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9" draw:name="PowerPlusWaterMarkObject3" draw:style-name="Mgr1" draw:text-style-name="MP3" svg:width="7.9996in" svg:height="2.6748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4">Copyright 20</text:span></text:span><text:span text:style-name="Page_20_Number"><text:span text:style-name="MT5">11-2015</text:span></text:span><text:span text:style-name="Page_20_Number"><text:span text:style-name="MT4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3">Feb 15, 2015</text:span></text:span><text:span text:style-name="Page_20_Number"><text:span text:style-name="MT4"><text:date style:data-style-name="N129" text:date-value="2024-06-29T17:08:32.318333820">6/29/2024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10" draw:name="PowerPlusWaterMarkObject" draw:style-name="Mgr2" draw:text-style-name="MP3" svg:width="6.4996in" svg:height="2.1724in" draw:transform="rotate (0.785398163397448) translate (0.184027777777778in 6.0298611111111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0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4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1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2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3" draw:name="PowerPlusWaterMarkObject" draw:style-name="Mgr4" draw:text-style-name="MP3" svg:width="4.4878in" svg:height="1.5004in" draw:transform="skewX (8.57291957593977E-017) 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4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5" draw:name="PowerPlusWaterMarkObject" draw:style-name="Mgr5" draw:text-style-name="MP3" svg:width="7.3185in" svg:height="2.4469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6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7" draw:name="PowerPlusWaterMarkObject" draw:style-name="Mgr3" draw:text-style-name="MP3" svg:width="6.9248in" svg:height="2.315in" draw:transform="rotate (0.785398163397448) translate (0.195833333333333in 6.24375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8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92</meta:editing-cycles>
    <meta:editing-duration>P1DT17H25M43S</meta:editing-duration>
    <meta:generator>LibreOffice/24.2.0.3$Linux_X86_64 LibreOffice_project/420$Build-3</meta:generator>
    <dc:date>2024-06-29T17:08:32.264211707</dc:date>
    <dc:creator>Balazs Racz</dc:creator>
    <meta:document-statistic meta:table-count="5" meta:image-count="1" meta:object-count="0" meta:page-count="10" meta:paragraph-count="252" meta:word-count="1289" meta:character-count="7483" meta:non-whitespace-character-count="6420"/>
    <meta:user-defined meta:name="OLCBdate">Jun 24, 2024</meta:user-defined>
    <meta:user-defined meta:name="OLCBstatus">Draft</meta:user-defined>
    <meta:user-defined meta:name="OLCByear">2024</meta:user-defined>
  </office:meta>
</office:document-meta>
</file>